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Caris LeVert <text:s text:c="11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1.08939800191221" calcext:value-type="float">
            <text:p>1.08939800191221</text:p>
          </table:table-cell>
          <table:table-cell office:value-type="float" office:value="34.3" calcext:value-type="float">
            <text:p>34.3</text:p>
          </table:table-cell>
          <table:table-cell office:value-type="float" office:value="10600" calcext:value-type="float">
            <text:p>10600</text:p>
          </table:table-cell>
          <table:table-cell table:formula="of:=[.D2]*10000/[.F2]" office:value-type="float" office:value="1.02773396406812" calcext:value-type="float">
            <text:p>1.02773396406812</text:p>
          </table:table-cell>
          <table:table-cell table:formula="of:=[.D2]*[.E2]" office:value-type="float" office:value="37.3663514655888" calcext:value-type="float">
            <text:p>37.3663514655888</text:p>
          </table:table-cell>
          <table:table-cell table:formula="of:=[.H2]*1.5" office:value-type="float" office:value="56.0495271983832" calcext:value-type="float">
            <text:p>56.0495271983832</text:p>
          </table:table-cell>
          <table:table-cell table:formula="of:=1000*[.H2]/[.F2]" office:value-type="float" office:value="3.52512749675366" calcext:value-type="float">
            <text:p>3.52512749675366</text:p>
          </table:table-cell>
          <table:table-cell table:formula="of:=TRIM([.C2])" office:value-type="string" office:string-value="BRK" calcext:value-type="string">
            <text:p>BRK</text:p>
          </table:table-cell>
          <table:table-cell table:number-columns-repeated="3"/>
          <table:table-cell office:value-type="string" calcext:value-type="string">
            <text:p>TOR</text:p>
          </table:table-cell>
          <table:table-cell table:formula="of:=SUMIF([.C2:.C29];[.O2];[.E2:.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Jarrett Allen <text:s text:c="10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1.06603600490199" calcext:value-type="float">
            <text:p>1.06603600490199</text:p>
          </table:table-cell>
          <table:table-cell office:value-type="float" office:value="32.5" calcext:value-type="float">
            <text:p>32.5</text:p>
          </table:table-cell>
          <table:table-cell office:value-type="float" office:value="9200" calcext:value-type="float">
            <text:p>9200</text:p>
          </table:table-cell>
          <table:table-cell table:formula="of:=[.D3]*10000/[.F3]" office:value-type="float" office:value="1.15873478793695" calcext:value-type="float">
            <text:p>1.15873478793695</text:p>
          </table:table-cell>
          <table:table-cell table:style-name="Default" table:formula="of:=[.D3]*[.E3]" office:value-type="float" office:value="34.6461701593147" calcext:value-type="float">
            <text:p>34.6461701593147</text:p>
          </table:table-cell>
          <table:table-cell table:formula="of:=[.H3]*1.5" office:value-type="float" office:value="51.9692552389721" calcext:value-type="float">
            <text:p>51.9692552389721</text:p>
          </table:table-cell>
          <table:table-cell table:formula="of:=1000*[.H3]/[.F3]" office:value-type="float" office:value="3.76588806079508" calcext:value-type="float">
            <text:p>3.76588806079508</text:p>
          </table:table-cell>
          <table:table-cell table:formula="of:=TRIM([.C3])" office:value-type="string" office:string-value="BRK" calcext:value-type="string">
            <text:p>BRK</text:p>
          </table:table-cell>
          <table:table-cell table:number-columns-repeated="3"/>
          <table:table-cell office:value-type="string" calcext:value-type="string">
            <text:p>BRK</text:p>
          </table:table-cell>
          <table:table-cell table:formula="of:=SUMIF([.C2:.C29];[.O3];[.E2:.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Jeremiah Martin <text:s text:c="8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0.979995954242484" calcext:value-type="float">
            <text:p>0.979995954242484</text:p>
          </table:table-cell>
          <table:table-cell office:value-type="float" office:value="6.18" calcext:value-type="float">
            <text:p>6.18</text:p>
          </table:table-cell>
          <table:table-cell office:value-type="float" office:value="1000" calcext:value-type="float">
            <text:p>1000</text:p>
          </table:table-cell>
          <table:table-cell table:formula="of:=[.D4]*10000/[.F4]" office:value-type="float" office:value="9.79995954242484" calcext:value-type="float">
            <text:p>9.79995954242484</text:p>
          </table:table-cell>
          <table:table-cell table:formula="of:=[.D4]*[.E4]" office:value-type="float" office:value="6.05637499721855" calcext:value-type="float">
            <text:p>6.05637499721855</text:p>
          </table:table-cell>
          <table:table-cell table:formula="of:=[.H4]*1.5" office:value-type="float" office:value="9.08456249582783" calcext:value-type="float">
            <text:p>9.08456249582783</text:p>
          </table:table-cell>
          <table:table-cell table:formula="of:=1000*[.H4]/[.F4]" office:value-type="float" office:value="6.05637499721855" calcext:value-type="float">
            <text:p>6.05637499721855</text:p>
          </table:table-cell>
          <table:table-cell table:formula="of:=TRIM([.C4])" office:value-type="string" office:string-value="BRK" calcext:value-type="string">
            <text:p>BRK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Tyler Johnson <text:s text:c="10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0.951760160628349" calcext:value-type="float">
            <text:p>0.951760160628349</text:p>
          </table:table-cell>
          <table:table-cell office:value-type="float" office:value="24" calcext:value-type="float">
            <text:p>24</text:p>
          </table:table-cell>
          <table:table-cell office:value-type="float" office:value="5600" calcext:value-type="float">
            <text:p>5600</text:p>
          </table:table-cell>
          <table:table-cell table:formula="of:=[.D5]*10000/[.F5]" office:value-type="float" office:value="1.69957171540777" calcext:value-type="float">
            <text:p>1.69957171540777</text:p>
          </table:table-cell>
          <table:table-cell table:style-name="Default" table:formula="of:=[.D5]*[.E5]" office:value-type="float" office:value="22.8422438550804" calcext:value-type="float">
            <text:p>22.8422438550804</text:p>
          </table:table-cell>
          <table:table-cell table:formula="of:=[.H5]*1.5" office:value-type="float" office:value="34.2633657826206" calcext:value-type="float">
            <text:p>34.2633657826206</text:p>
          </table:table-cell>
          <table:table-cell table:formula="of:=1000*[.H5]/[.F5]" office:value-type="float" office:value="4.07897211697864" calcext:value-type="float">
            <text:p>4.07897211697864</text:p>
          </table:table-cell>
          <table:table-cell table:formula="of:=TRIM([.C5])" office:value-type="string" office:string-value="BRK" calcext:value-type="string">
            <text:p>BRK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Chris Chiozza <text:s text:c="10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0.943934279618028" calcext:value-type="float">
            <text:p>0.943934279618028</text:p>
          </table:table-cell>
          <table:table-cell office:value-type="float" office:value="22.85" calcext:value-type="float">
            <text:p>22.85</text:p>
          </table:table-cell>
          <table:table-cell office:value-type="float" office:value="4200" calcext:value-type="float">
            <text:p>4200</text:p>
          </table:table-cell>
          <table:table-cell table:formula="of:=[.D6]*10000/[.F6]" office:value-type="float" office:value="2.24746257051911" calcext:value-type="float">
            <text:p>2.24746257051911</text:p>
          </table:table-cell>
          <table:table-cell table:style-name="Default" table:formula="of:=[.D6]*[.E6]" office:value-type="float" office:value="21.5688982892719" calcext:value-type="float">
            <text:p>21.5688982892719</text:p>
          </table:table-cell>
          <table:table-cell table:formula="of:=[.H6]*1.5" office:value-type="float" office:value="32.3533474339078" calcext:value-type="float">
            <text:p>32.3533474339078</text:p>
          </table:table-cell>
          <table:table-cell table:formula="of:=1000*[.H6]/[.F6]" office:value-type="float" office:value="5.13545197363617" calcext:value-type="float">
            <text:p>5.13545197363617</text:p>
          </table:table-cell>
          <table:table-cell table:formula="of:=TRIM([.C6])" office:value-type="string" office:string-value="BRK" calcext:value-type="string">
            <text:p>BRK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Justin Anderson <text:s text:c="8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0.879815059942706" calcext:value-type="float">
            <text:p>0.879815059942706</text:p>
          </table:table-cell>
          <table:table-cell office:value-type="float" office:value="14.4" calcext:value-type="float">
            <text:p>14.4</text:p>
          </table:table-cell>
          <table:table-cell office:value-type="float" office:value="2600" calcext:value-type="float">
            <text:p>2600</text:p>
          </table:table-cell>
          <table:table-cell table:formula="of:=[.D7]*10000/[.F7]" office:value-type="float" office:value="3.38390407670272" calcext:value-type="float">
            <text:p>3.38390407670272</text:p>
          </table:table-cell>
          <table:table-cell table:style-name="Default" table:formula="of:=[.D7]*[.E7]" office:value-type="float" office:value="12.669336863175" calcext:value-type="float">
            <text:p>12.669336863175</text:p>
          </table:table-cell>
          <table:table-cell table:formula="of:=[.H7]*1.5" office:value-type="float" office:value="19.0040052947625" calcext:value-type="float">
            <text:p>19.0040052947625</text:p>
          </table:table-cell>
          <table:table-cell table:formula="of:=1000*[.H7]/[.F7]" office:value-type="float" office:value="4.87282187045192" calcext:value-type="float">
            <text:p>4.87282187045192</text:p>
          </table:table-cell>
          <table:table-cell table:formula="of:=TRIM([.C7])" office:value-type="string" office:string-value="BRK" calcext:value-type="string">
            <text:p>BRK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Donta Hall <text:s text:c="13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0.830600504588704" calcext:value-type="float">
            <text:p>0.830600504588704</text:p>
          </table:table-cell>
          <table:table-cell office:value-type="float" office:value="6.18" calcext:value-type="float">
            <text:p>6.18</text:p>
          </table:table-cell>
          <table:table-cell office:value-type="float" office:value="1000" calcext:value-type="float">
            <text:p>1000</text:p>
          </table:table-cell>
          <table:table-cell table:formula="of:=[.D8]*10000/[.F8]" office:value-type="float" office:value="8.30600504588704" calcext:value-type="float">
            <text:p>8.30600504588704</text:p>
          </table:table-cell>
          <table:table-cell table:formula="of:=[.D8]*[.E8]" office:value-type="float" office:value="5.13311111835819" calcext:value-type="float">
            <text:p>5.13311111835819</text:p>
          </table:table-cell>
          <table:table-cell table:formula="of:=[.H8]*1.5" office:value-type="float" office:value="7.69966667753729" calcext:value-type="float">
            <text:p>7.69966667753729</text:p>
          </table:table-cell>
          <table:table-cell table:formula="of:=1000*[.H8]/[.F8]" office:value-type="float" office:value="5.13311111835819" calcext:value-type="float">
            <text:p>5.13311111835819</text:p>
          </table:table-cell>
          <table:table-cell table:formula="of:=TRIM([.C8])" office:value-type="string" office:string-value="BRK" calcext:value-type="string">
            <text:p>BRK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Rodions Kurucs <text:s text:c="9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0.797297259935547" calcext:value-type="float">
            <text:p>0.797297259935547</text:p>
          </table:table-cell>
          <table:table-cell office:value-type="float" office:value="9.32" calcext:value-type="float">
            <text:p>9.32</text:p>
          </table:table-cell>
          <table:table-cell office:value-type="float" office:value="3200" calcext:value-type="float">
            <text:p>3200</text:p>
          </table:table-cell>
          <table:table-cell table:formula="of:=[.D9]*10000/[.F9]" office:value-type="float" office:value="2.49155393729858" calcext:value-type="float">
            <text:p>2.49155393729858</text:p>
          </table:table-cell>
          <table:table-cell table:formula="of:=[.D9]*[.E9]" office:value-type="float" office:value="7.4308104625993" calcext:value-type="float">
            <text:p>7.4308104625993</text:p>
          </table:table-cell>
          <table:table-cell table:formula="of:=[.H9]*1.5" office:value-type="float" office:value="11.1462156938989" calcext:value-type="float">
            <text:p>11.1462156938989</text:p>
          </table:table-cell>
          <table:table-cell table:formula="of:=1000*[.H9]/[.F9]" office:value-type="float" office:value="2.32212826956228" calcext:value-type="float">
            <text:p>2.32212826956228</text:p>
          </table:table-cell>
          <table:table-cell table:formula="of:=TRIM([.C9])" office:value-type="string" office:string-value="BRK" calcext:value-type="string">
            <text:p>BRK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Garrett Temple <text:s text:c="9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0.754919847264692" calcext:value-type="float">
            <text:p>0.754919847264692</text:p>
          </table:table-cell>
          <table:table-cell office:value-type="float" office:value="35.85" calcext:value-type="float">
            <text:p>35.85</text:p>
          </table:table-cell>
          <table:table-cell office:value-type="float" office:value="7000" calcext:value-type="float">
            <text:p>7000</text:p>
          </table:table-cell>
          <table:table-cell table:formula="of:=[.D10]*10000/[.F10]" office:value-type="float" office:value="1.07845692466385" calcext:value-type="float">
            <text:p>1.07845692466385</text:p>
          </table:table-cell>
          <table:table-cell table:style-name="Default" table:formula="of:=[.D10]*[.E10]" office:value-type="float" office:value="27.0638765244392" calcext:value-type="float">
            <text:p>27.0638765244392</text:p>
          </table:table-cell>
          <table:table-cell table:formula="of:=[.H10]*1.5" office:value-type="float" office:value="40.5958147866588" calcext:value-type="float">
            <text:p>40.5958147866588</text:p>
          </table:table-cell>
          <table:table-cell table:formula="of:=1000*[.H10]/[.F10]" office:value-type="float" office:value="3.86626807491989" calcext:value-type="float">
            <text:p>3.86626807491989</text:p>
          </table:table-cell>
          <table:table-cell table:formula="of:=TRIM([.C10])" office:value-type="string" office:string-value="BRK" calcext:value-type="string">
            <text:p>BRK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Džanan Musa <text:s text:c="12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0.745240282717943" calcext:value-type="float">
            <text:p>0.745240282717943</text:p>
          </table:table-cell>
          <table:table-cell office:value-type="float" office:value="12.97" calcext:value-type="float">
            <text:p>12.97</text:p>
          </table:table-cell>
          <table:table-cell office:value-type="float" office:value="1600" calcext:value-type="float">
            <text:p>1600</text:p>
          </table:table-cell>
          <table:table-cell table:formula="of:=[.D11]*10000/[.F11]" office:value-type="float" office:value="4.65775176698714" calcext:value-type="float">
            <text:p>4.65775176698714</text:p>
          </table:table-cell>
          <table:table-cell table:style-name="Default" table:formula="of:=[.D11]*[.E11]" office:value-type="float" office:value="9.66576646685171" calcext:value-type="float">
            <text:p>9.66576646685171</text:p>
          </table:table-cell>
          <table:table-cell table:formula="of:=[.H11]*1.5" office:value-type="float" office:value="14.4986497002776" calcext:value-type="float">
            <text:p>14.4986497002776</text:p>
          </table:table-cell>
          <table:table-cell table:formula="of:=1000*[.H11]/[.F11]" office:value-type="float" office:value="6.04110404178232" calcext:value-type="float">
            <text:p>6.04110404178232</text:p>
          </table:table-cell>
          <table:table-cell table:formula="of:=TRIM([.C11])" office:value-type="string" office:string-value="BRK" calcext:value-type="string">
            <text:p>BRK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Timothé Luwawu-Cabarrot 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0.721978843030319" calcext:value-type="float">
            <text:p>0.721978843030319</text:p>
          </table:table-cell>
          <table:table-cell office:value-type="float" office:value="35.27" calcext:value-type="float">
            <text:p>35.27</text:p>
          </table:table-cell>
          <table:table-cell office:value-type="float" office:value="6400" calcext:value-type="float">
            <text:p>6400</text:p>
          </table:table-cell>
          <table:table-cell table:formula="of:=[.D12]*10000/[.F12]" office:value-type="float" office:value="1.12809194223487" calcext:value-type="float">
            <text:p>1.12809194223487</text:p>
          </table:table-cell>
          <table:table-cell table:style-name="Default" table:formula="of:=[.D12]*[.E12]" office:value-type="float" office:value="25.4641937936794" calcext:value-type="float">
            <text:p>25.4641937936794</text:p>
          </table:table-cell>
          <table:table-cell table:formula="of:=[.H12]*1.5" office:value-type="float" office:value="38.1962906905191" calcext:value-type="float">
            <text:p>38.1962906905191</text:p>
          </table:table-cell>
          <table:table-cell table:formula="of:=1000*[.H12]/[.F12]" office:value-type="float" office:value="3.97878028026241" calcext:value-type="float">
            <text:p>3.97878028026241</text:p>
          </table:table-cell>
          <table:table-cell table:formula="of:=TRIM([.C12])" office:value-type="string" office:string-value="BRK" calcext:value-type="string">
            <text:p>BRK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Lance Thomas <text:s text:c="11"/></text:p>
          </table:table-cell>
          <table:table-cell office:value-type="string" calcext:value-type="string">
            <text:p><text:s/>BRK <text:s text:c="7"/></text:p>
          </table:table-cell>
          <table:table-cell office:value-type="float" office:value="0.357176305848637" calcext:value-type="float">
            <text:p>0.357176305848637</text:p>
          </table:table-cell>
          <table:table-cell office:value-type="float" office:value="6.18" calcext:value-type="float">
            <text:p>6.18</text:p>
          </table:table-cell>
          <table:table-cell office:value-type="float" office:value="1000" calcext:value-type="float">
            <text:p>1000</text:p>
          </table:table-cell>
          <table:table-cell table:formula="of:=[.D13]*10000/[.F13]" office:value-type="float" office:value="3.57176305848637" calcext:value-type="float">
            <text:p>3.57176305848637</text:p>
          </table:table-cell>
          <table:table-cell table:formula="of:=[.D13]*[.E13]" office:value-type="float" office:value="2.20734957014458" calcext:value-type="float">
            <text:p>2.20734957014458</text:p>
          </table:table-cell>
          <table:table-cell table:formula="of:=[.H13]*1.5" office:value-type="float" office:value="3.31102435521686" calcext:value-type="float">
            <text:p>3.31102435521686</text:p>
          </table:table-cell>
          <table:table-cell table:formula="of:=1000*[.H13]/[.F13]" office:value-type="float" office:value="2.20734957014458" calcext:value-type="float">
            <text:p>2.20734957014458</text:p>
          </table:table-cell>
          <table:table-cell table:formula="of:=TRIM([.C13])" office:value-type="string" office:string-value="BRK" calcext:value-type="string">
            <text:p>BRK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Pascal Siakam <text:s text:c="10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1.16014400154255" calcext:value-type="float">
            <text:p>1.16014400154255</text:p>
          </table:table-cell>
          <table:table-cell office:value-type="float" office:value="32.8" calcext:value-type="float">
            <text:p>32.8</text:p>
          </table:table-cell>
          <table:table-cell office:value-type="float" office:value="10000" calcext:value-type="float">
            <text:p>10000</text:p>
          </table:table-cell>
          <table:table-cell table:formula="of:=[.D14]*10000/[.F14]" office:value-type="float" office:value="1.16014400154255" calcext:value-type="float">
            <text:p>1.16014400154255</text:p>
          </table:table-cell>
          <table:table-cell table:formula="of:=[.D14]*[.E14]" office:value-type="float" office:value="38.0527232505956" calcext:value-type="float">
            <text:p>38.0527232505956</text:p>
          </table:table-cell>
          <table:table-cell table:formula="of:=[.H14]*1.5" office:value-type="float" office:value="57.0790848758934" calcext:value-type="float">
            <text:p>57.0790848758934</text:p>
          </table:table-cell>
          <table:table-cell table:formula="of:=1000*[.H14]/[.F14]" office:value-type="float" office:value="3.80527232505956" calcext:value-type="float">
            <text:p>3.80527232505956</text:p>
          </table:table-cell>
          <table:table-cell table:formula="of:=TRIM([.C14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Serge Ibaka <text:s text:c="12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1.12948787313955" calcext:value-type="float">
            <text:p>1.12948787313955</text:p>
          </table:table-cell>
          <table:table-cell office:value-type="float" office:value="22.65" calcext:value-type="float">
            <text:p>22.65</text:p>
          </table:table-cell>
          <table:table-cell office:value-type="float" office:value="8000" calcext:value-type="float">
            <text:p>8000</text:p>
          </table:table-cell>
          <table:table-cell table:formula="of:=[.D15]*10000/[.F15]" office:value-type="float" office:value="1.41185984142444" calcext:value-type="float">
            <text:p>1.41185984142444</text:p>
          </table:table-cell>
          <table:table-cell table:formula="of:=[.D15]*[.E15]" office:value-type="float" office:value="25.5829003266108" calcext:value-type="float">
            <text:p>25.5829003266108</text:p>
          </table:table-cell>
          <table:table-cell table:formula="of:=[.H15]*1.5" office:value-type="float" office:value="38.3743504899162" calcext:value-type="float">
            <text:p>38.3743504899162</text:p>
          </table:table-cell>
          <table:table-cell table:formula="of:=1000*[.H15]/[.F15]" office:value-type="float" office:value="3.19786254082635" calcext:value-type="float">
            <text:p>3.19786254082635</text:p>
          </table:table-cell>
          <table:table-cell table:formula="of:=TRIM([.C15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Kyle Lowry <text:s text:c="13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1.12584803036719" calcext:value-type="float">
            <text:p>1.12584803036719</text:p>
          </table:table-cell>
          <table:table-cell office:value-type="float" office:value="34.7" calcext:value-type="float">
            <text:p>34.7</text:p>
          </table:table-cell>
          <table:table-cell office:value-type="float" office:value="10400" calcext:value-type="float">
            <text:p>10400</text:p>
          </table:table-cell>
          <table:table-cell table:formula="of:=[.D16]*10000/[.F16]" office:value-type="float" office:value="1.08254618304538" calcext:value-type="float">
            <text:p>1.08254618304538</text:p>
          </table:table-cell>
          <table:table-cell table:formula="of:=[.D16]*[.E16]" office:value-type="float" office:value="39.0669266537415" calcext:value-type="float">
            <text:p>39.0669266537415</text:p>
          </table:table-cell>
          <table:table-cell table:formula="of:=[.H16]*1.5" office:value-type="float" office:value="58.6003899806123" calcext:value-type="float">
            <text:p>58.6003899806123</text:p>
          </table:table-cell>
          <table:table-cell table:formula="of:=1000*[.H16]/[.F16]" office:value-type="float" office:value="3.75643525516745" calcext:value-type="float">
            <text:p>3.75643525516745</text:p>
          </table:table-cell>
          <table:table-cell table:formula="of:=TRIM([.C16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Chris Boucher <text:s text:c="10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1.04908525917205" calcext:value-type="float">
            <text:p>1.04908525917205</text:p>
          </table:table-cell>
          <table:table-cell office:value-type="float" office:value="5.32" calcext:value-type="float">
            <text:p>5.32</text:p>
          </table:table-cell>
          <table:table-cell office:value-type="float" office:value="2000" calcext:value-type="float">
            <text:p>2000</text:p>
          </table:table-cell>
          <table:table-cell table:formula="of:=[.D17]*10000/[.F17]" office:value-type="float" office:value="5.24542629586025" calcext:value-type="float">
            <text:p>5.24542629586025</text:p>
          </table:table-cell>
          <table:table-cell table:style-name="Default" table:formula="of:=[.D17]*[.E17]" office:value-type="float" office:value="5.58113357879531" calcext:value-type="float">
            <text:p>5.58113357879531</text:p>
          </table:table-cell>
          <table:table-cell table:formula="of:=[.H17]*1.5" office:value-type="float" office:value="8.37170036819297" calcext:value-type="float">
            <text:p>8.37170036819297</text:p>
          </table:table-cell>
          <table:table-cell table:formula="of:=1000*[.H17]/[.F17]" office:value-type="float" office:value="2.79056678939765" calcext:value-type="float">
            <text:p>2.79056678939765</text:p>
          </table:table-cell>
          <table:table-cell table:formula="of:=TRIM([.C17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Fred VanVleet <text:s text:c="10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1.04411518958824" calcext:value-type="float">
            <text:p>1.04411518958824</text:p>
          </table:table-cell>
          <table:table-cell office:value-type="float" office:value="32.27" calcext:value-type="float">
            <text:p>32.27</text:p>
          </table:table-cell>
          <table:table-cell office:value-type="float" office:value="9800" calcext:value-type="float">
            <text:p>9800</text:p>
          </table:table-cell>
          <table:table-cell table:formula="of:=[.D18]*10000/[.F18]" office:value-type="float" office:value="1.06542366284514" calcext:value-type="float">
            <text:p>1.06542366284514</text:p>
          </table:table-cell>
          <table:table-cell table:formula="of:=[.D18]*[.E18]" office:value-type="float" office:value="33.6935971680125" calcext:value-type="float">
            <text:p>33.6935971680125</text:p>
          </table:table-cell>
          <table:table-cell table:formula="of:=[.H18]*1.5" office:value-type="float" office:value="50.5403957520188" calcext:value-type="float">
            <text:p>50.5403957520188</text:p>
          </table:table-cell>
          <table:table-cell table:formula="of:=1000*[.H18]/[.F18]" office:value-type="float" office:value="3.43812216000128" calcext:value-type="float">
            <text:p>3.43812216000128</text:p>
          </table:table-cell>
          <table:table-cell table:formula="of:=TRIM([.C18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Stanley Johnson <text:s text:c="8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0.941058751093606" calcext:value-type="float">
            <text:p>0.941058751093606</text:p>
          </table:table-cell>
          <table:table-cell office:value-type="float" office:value="4.12" calcext:value-type="float">
            <text:p>4.12</text:p>
          </table:table-cell>
          <table:table-cell office:value-type="float" office:value="1000" calcext:value-type="float">
            <text:p>1000</text:p>
          </table:table-cell>
          <table:table-cell table:formula="of:=[.D19]*10000/[.F19]" office:value-type="float" office:value="9.41058751093606" calcext:value-type="float">
            <text:p>9.41058751093606</text:p>
          </table:table-cell>
          <table:table-cell table:formula="of:=[.D19]*[.E19]" office:value-type="float" office:value="3.87716205450566" calcext:value-type="float">
            <text:p>3.87716205450566</text:p>
          </table:table-cell>
          <table:table-cell table:formula="of:=[.H19]*1.5" office:value-type="float" office:value="5.81574308175849" calcext:value-type="float">
            <text:p>5.81574308175849</text:p>
          </table:table-cell>
          <table:table-cell table:formula="of:=1000*[.H19]/[.F19]" office:value-type="float" office:value="3.87716205450566" calcext:value-type="float">
            <text:p>3.87716205450566</text:p>
          </table:table-cell>
          <table:table-cell table:formula="of:=TRIM([.C19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Norman Powell <text:s text:c="10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0.904266381096058" calcext:value-type="float">
            <text:p>0.904266381096058</text:p>
          </table:table-cell>
          <table:table-cell office:value-type="float" office:value="22.65" calcext:value-type="float">
            <text:p>22.65</text:p>
          </table:table-cell>
          <table:table-cell office:value-type="float" office:value="6000" calcext:value-type="float">
            <text:p>6000</text:p>
          </table:table-cell>
          <table:table-cell table:formula="of:=[.D20]*10000/[.F20]" office:value-type="float" office:value="1.5071106351601" calcext:value-type="float">
            <text:p>1.5071106351601</text:p>
          </table:table-cell>
          <table:table-cell table:formula="of:=[.D20]*[.E20]" office:value-type="float" office:value="20.4816335318257" calcext:value-type="float">
            <text:p>20.4816335318257</text:p>
          </table:table-cell>
          <table:table-cell table:formula="of:=[.H20]*1.5" office:value-type="float" office:value="30.7224502977386" calcext:value-type="float">
            <text:p>30.7224502977386</text:p>
          </table:table-cell>
          <table:table-cell table:formula="of:=1000*[.H20]/[.F20]" office:value-type="float" office:value="3.41360558863762" calcext:value-type="float">
            <text:p>3.41360558863762</text:p>
          </table:table-cell>
          <table:table-cell table:formula="of:=TRIM([.C20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Marc Gasol <text:s text:c="13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0.894430643903912" calcext:value-type="float">
            <text:p>0.894430643903912</text:p>
          </table:table-cell>
          <table:table-cell office:value-type="float" office:value="21.23" calcext:value-type="float">
            <text:p>21.23</text:p>
          </table:table-cell>
          <table:table-cell office:value-type="float" office:value="4600" calcext:value-type="float">
            <text:p>4600</text:p>
          </table:table-cell>
          <table:table-cell table:formula="of:=[.D21]*10000/[.F21]" office:value-type="float" office:value="1.94441444326937" calcext:value-type="float">
            <text:p>1.94441444326937</text:p>
          </table:table-cell>
          <table:table-cell table:formula="of:=[.D21]*[.E21]" office:value-type="float" office:value="18.9887625700801" calcext:value-type="float">
            <text:p>18.9887625700801</text:p>
          </table:table-cell>
          <table:table-cell table:formula="of:=[.H21]*1.5" office:value-type="float" office:value="28.4831438551201" calcext:value-type="float">
            <text:p>28.4831438551201</text:p>
          </table:table-cell>
          <table:table-cell table:formula="of:=1000*[.H21]/[.F21]" office:value-type="float" office:value="4.12799186306088" calcext:value-type="float">
            <text:p>4.12799186306088</text:p>
          </table:table-cell>
          <table:table-cell table:formula="of:=TRIM([.C21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Terence Davis <text:s text:c="10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0.845566955500084" calcext:value-type="float">
            <text:p>0.845566955500084</text:p>
          </table:table-cell>
          <table:table-cell office:value-type="float" office:value="17.37" calcext:value-type="float">
            <text:p>17.37</text:p>
          </table:table-cell>
          <table:table-cell office:value-type="float" office:value="3600" calcext:value-type="float">
            <text:p>3600</text:p>
          </table:table-cell>
          <table:table-cell table:formula="of:=[.D22]*10000/[.F22]" office:value-type="float" office:value="2.34879709861134" calcext:value-type="float">
            <text:p>2.34879709861134</text:p>
          </table:table-cell>
          <table:table-cell table:formula="of:=[.D22]*[.E22]" office:value-type="float" office:value="14.6874980170365" calcext:value-type="float">
            <text:p>14.6874980170365</text:p>
          </table:table-cell>
          <table:table-cell table:formula="of:=[.H22]*1.5" office:value-type="float" office:value="22.0312470255547" calcext:value-type="float">
            <text:p>22.0312470255547</text:p>
          </table:table-cell>
          <table:table-cell table:formula="of:=1000*[.H22]/[.F22]" office:value-type="float" office:value="4.07986056028791" calcext:value-type="float">
            <text:p>4.07986056028791</text:p>
          </table:table-cell>
          <table:table-cell table:formula="of:=TRIM([.C22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OG Anunoby <text:s text:c="13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0.767954751365946" calcext:value-type="float">
            <text:p>0.767954751365946</text:p>
          </table:table-cell>
          <table:table-cell office:value-type="float" office:value="33.37" calcext:value-type="float">
            <text:p>33.37</text:p>
          </table:table-cell>
          <table:table-cell office:value-type="float" office:value="5200" calcext:value-type="float">
            <text:p>5200</text:p>
          </table:table-cell>
          <table:table-cell table:formula="of:=[.D23]*10000/[.F23]" office:value-type="float" office:value="1.47683606031913" calcext:value-type="float">
            <text:p>1.47683606031913</text:p>
          </table:table-cell>
          <table:table-cell table:formula="of:=[.D23]*[.E23]" office:value-type="float" office:value="25.6266500530816" calcext:value-type="float">
            <text:p>25.6266500530816</text:p>
          </table:table-cell>
          <table:table-cell table:formula="of:=[.H23]*1.5" office:value-type="float" office:value="38.4399750796224" calcext:value-type="float">
            <text:p>38.4399750796224</text:p>
          </table:table-cell>
          <table:table-cell table:formula="of:=1000*[.H23]/[.F23]" office:value-type="float" office:value="4.92820193328493" calcext:value-type="float">
            <text:p>4.92820193328493</text:p>
          </table:table-cell>
          <table:table-cell table:formula="of:=TRIM([.C23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Paul Watson <text:s text:c="12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0.707188054680795" calcext:value-type="float">
            <text:p>0.707188054680795</text:p>
          </table:table-cell>
          <table:table-cell office:value-type="float" office:value="2.9" calcext:value-type="float">
            <text:p>2.9</text:p>
          </table:table-cell>
          <table:table-cell office:value-type="float" office:value="1000" calcext:value-type="float">
            <text:p>1000</text:p>
          </table:table-cell>
          <table:table-cell table:formula="of:=[.D24]*10000/[.F24]" office:value-type="float" office:value="7.07188054680795" calcext:value-type="float">
            <text:p>7.07188054680795</text:p>
          </table:table-cell>
          <table:table-cell table:style-name="Default" table:formula="of:=[.D24]*[.E24]" office:value-type="float" office:value="2.05084535857431" calcext:value-type="float">
            <text:p>2.05084535857431</text:p>
          </table:table-cell>
          <table:table-cell table:formula="of:=[.H24]*1.5" office:value-type="float" office:value="3.07626803786146" calcext:value-type="float">
            <text:p>3.07626803786146</text:p>
          </table:table-cell>
          <table:table-cell table:formula="of:=1000*[.H24]/[.F24]" office:value-type="float" office:value="2.05084535857431" calcext:value-type="float">
            <text:p>2.05084535857431</text:p>
          </table:table-cell>
          <table:table-cell table:formula="of:=TRIM([.C24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Matt Thomas <text:s text:c="12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0.673295240583973" calcext:value-type="float">
            <text:p>0.673295240583973</text:p>
          </table:table-cell>
          <table:table-cell office:value-type="float" office:value="5.32" calcext:value-type="float">
            <text:p>5.32</text:p>
          </table:table-cell>
          <table:table-cell office:value-type="float" office:value="1000" calcext:value-type="float">
            <text:p>1000</text:p>
          </table:table-cell>
          <table:table-cell table:formula="of:=[.D25]*10000/[.F25]" office:value-type="float" office:value="6.73295240583973" calcext:value-type="float">
            <text:p>6.73295240583973</text:p>
          </table:table-cell>
          <table:table-cell table:formula="of:=[.D25]*[.E25]" office:value-type="float" office:value="3.58193067990674" calcext:value-type="float">
            <text:p>3.58193067990674</text:p>
          </table:table-cell>
          <table:table-cell table:formula="of:=[.H25]*1.5" office:value-type="float" office:value="5.37289601986011" calcext:value-type="float">
            <text:p>5.37289601986011</text:p>
          </table:table-cell>
          <table:table-cell table:formula="of:=1000*[.H25]/[.F25]" office:value-type="float" office:value="3.58193067990674" calcext:value-type="float">
            <text:p>3.58193067990674</text:p>
          </table:table-cell>
          <table:table-cell table:formula="of:=TRIM([.C25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Malcolm Miller <text:s text:c="9"/></text:p>
          </table:table-cell>
          <table:table-cell office:value-type="string" calcext:value-type="string">
            <text:p><text:s/>TOR <text:s text:c="7"/></text:p>
          </table:table-cell>
          <table:table-cell office:value-type="float" office:value="0.449656016688169" calcext:value-type="float">
            <text:p>0.449656016688169</text:p>
          </table:table-cell>
          <table:table-cell office:value-type="float" office:value="5.32" calcext:value-type="float">
            <text:p>5.32</text:p>
          </table:table-cell>
          <table:table-cell office:value-type="float" office:value="1000" calcext:value-type="float">
            <text:p>1000</text:p>
          </table:table-cell>
          <table:table-cell table:formula="of:=[.D26]*10000/[.F26]" office:value-type="float" office:value="4.49656016688169" calcext:value-type="float">
            <text:p>4.49656016688169</text:p>
          </table:table-cell>
          <table:table-cell table:style-name="Default" table:formula="of:=[.D26]*[.E26]" office:value-type="float" office:value="2.39217000878106" calcext:value-type="float">
            <text:p>2.39217000878106</text:p>
          </table:table-cell>
          <table:table-cell table:formula="of:=[.H26]*1.5" office:value-type="float" office:value="3.58825501317159" calcext:value-type="float">
            <text:p>3.58825501317159</text:p>
          </table:table-cell>
          <table:table-cell table:formula="of:=1000*[.H26]/[.F26]" office:value-type="float" office:value="2.39217000878106" calcext:value-type="float">
            <text:p>2.39217000878106</text:p>
          </table:table-cell>
          <table:table-cell table:formula="of:=TRIM([.C26])" office:value-type="string" office:string-value="TOR" calcext:value-type="string">
            <text:p>TOR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TRIM([.C27])">
            <text:p/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TRIM([.C28])">
            <text:p/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TRIM([.C29])">
            <text:p/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K29">
          <table:sort>
            <table:sort-by table:field-number="2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6:23:01.167668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8-23T16:27:48.222327196</dc:date>
    <meta:editing-duration>P1DT8H15M41S</meta:editing-duration>
    <meta:editing-cycles>14</meta:editing-cycles>
    <meta:generator>LibreOffice/6.3.5.2$Linux_X86_64 LibreOffice_project/30$Build-2</meta:generator>
    <meta:document-statistic meta:table-count="1" meta:cell-count="293" meta:object-count="0"/>
  </office:meta>
</office:document-meta>
</file>